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5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#0084d1"/>
    </style:style>
    <style:style style:name="ce3" style:family="table-cell" style:parent-style-name="Default">
      <style:table-cell-properties fo:background-color="transparent"/>
      <style:map style:condition="cell-content()=1" style:apply-style-name="無題1" style:base-cell-address="Sheet1.F8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formula="of:=DEC2HEX([.B2]+2*[.B3]+2*2*[.B4]+2*2*2*[.B5]+2*2*2*2*[.B6]+2*2*2*2*2*[.B7]+2*2*2*2*2*2*[.B8];4)" office:value-type="string" office:string-value="0000">
            <text:p>0000</text:p>
          </table:table-cell>
          <table:table-cell table:formula="of:=DEC2HEX([.C2]+2*[.C3]+2*2*[.C4]+2*2*2*[.C5]+2*2*2*2*[.C6]+2*2*2*2*2*[.C7]+2*2*2*2*2*2*[.C8];4)" office:value-type="string" office:string-value="007F">
            <text:p>007F</text:p>
          </table:table-cell>
          <table:table-cell table:formula="of:=DEC2HEX([.D2]+2*[.D3]+2*2*[.D4]+2*2*2*[.D5]+2*2*2*2*[.D6]+2*2*2*2*2*[.D7]+2*2*2*2*2*2*[.D8];4)" office:value-type="string" office:string-value="0041">
            <text:p>0041</text:p>
          </table:table-cell>
          <table:table-cell table:formula="of:=DEC2HEX([.E2]+2*[.E3]+2*2*[.E4]+2*2*2*[.E5]+2*2*2*2*[.E6]+2*2*2*2*2*[.E7]+2*2*2*2*2*2*[.E8];4)" office:value-type="string" office:string-value="007F">
            <text:p>007F</text:p>
          </table:table-cell>
          <table:table-cell table:formula="of:=DEC2HEX([.F2]+2*[.F3]+2*2*[.F4]+2*2*2*[.F5]+2*2*2*2*[.F6]+2*2*2*2*2*[.F7]+2*2*2*2*2*2*[.F8];4)" office:value-type="string" office:string-value="0000">
            <text:p>0000</text:p>
          </table:table-cell>
          <table:table-cell table:number-columns-repeated="2"/>
          <table:table-cell table:formula="of:=DEC2HEX([.I2]+2*[.I3]+2*2*[.I4]+2*2*2*[.I5]+2*2*2*2*[.I6]+2*2*2*2*2*[.I7]+2*2*2*2*2*2*[.I8];4)" office:value-type="string" office:string-value="001F">
            <text:p>001F</text:p>
          </table:table-cell>
          <table:table-cell table:formula="of:=DEC2HEX([.J2]+2*[.J3]+2*2*[.J4]+2*2*2*[.J5]+2*2*2*2*[.J6]+2*2*2*2*2*[.J7]+2*2*2*2*2*2*[.J8];4)" office:value-type="string" office:string-value="0004">
            <text:p>0004</text:p>
          </table:table-cell>
          <table:table-cell table:formula="of:=DEC2HEX([.K2]+2*[.K3]+2*2*[.K4]+2*2*2*[.K5]+2*2*2*2*[.K6]+2*2*2*2*2*[.K7]+2*2*2*2*2*2*[.K8];4)" office:value-type="string" office:string-value="0004">
            <text:p>0004</text:p>
          </table:table-cell>
          <table:table-cell table:formula="of:=DEC2HEX([.L2]+2*[.L3]+2*2*[.L4]+2*2*2*[.L5]+2*2*2*2*[.L6]+2*2*2*2*2*[.L7]+2*2*2*2*2*2*[.L8];4)" office:value-type="string" office:string-value="001F">
            <text:p>001F</text:p>
          </table:table-cell>
          <table:table-cell table:formula="of:=DEC2HEX([.M2]+2*[.M3]+2*2*[.M4]+2*2*2*[.M5]+2*2*2*2*[.M6]+2*2*2*2*2*[.M7]+2*2*2*2*2*2*[.M8];4)" office:value-type="string" office:string-value="0000">
            <text:p>0000</text:p>
          </table:table-cell>
          <table:table-cell table:number-columns-repeated="2"/>
          <table:table-cell table:formula="of:=DEC2HEX([.P2]+2*[.P3]+2*2*[.P4]+2*2*2*[.P5]+2*2*2*2*[.P6]+2*2*2*2*2*[.P7]+2*2*2*2*2*2*[.P8];4)" office:value-type="string" office:string-value="0044">
            <text:p>0044</text:p>
          </table:table-cell>
          <table:table-cell table:formula="of:=DEC2HEX([.Q2]+2*[.Q3]+2*2*[.Q4]+2*2*2*[.Q5]+2*2*2*2*[.Q6]+2*2*2*2*2*[.Q7]+2*2*2*2*2*2*[.Q8];4)" office:value-type="string" office:string-value="002A">
            <text:p>002A</text:p>
          </table:table-cell>
          <table:table-cell table:formula="of:=DEC2HEX([.R2]+2*[.R3]+2*2*[.R4]+2*2*2*[.R5]+2*2*2*2*[.R6]+2*2*2*2*2*[.R7]+2*2*2*2*2*2*[.R8];4)" office:value-type="string" office:string-value="0011">
            <text:p>0011</text:p>
          </table:table-cell>
          <table:table-cell table:formula="of:=DEC2HEX([.S2]+2*[.S3]+2*2*[.S4]+2*2*2*[.S5]+2*2*2*2*[.S6]+2*2*2*2*2*[.S7]+2*2*2*2*2*2*[.S8];4)" office:value-type="string" office:string-value="002A">
            <text:p>002A</text:p>
          </table:table-cell>
          <table:table-cell table:formula="of:=DEC2HEX([.T2]+2*[.T3]+2*2*[.T4]+2*2*2*[.T5]+2*2*2*2*[.T6]+2*2*2*2*2*[.T7]+2*2*2*2*2*2*[.T8];4)" office:value-type="string" office:string-value="0044">
            <text:p>004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formula="of:=DEC2HEX([.B12]+2*[.B13]+2*2*[.B14]+2*2*2*[.B15]+2*2*2*2*[.B16]+2*2*2*2*2*[.B17]+2*2*2*2*2*2*[.B18];4)" office:value-type="string" office:string-value="0000">
            <text:p>0000</text:p>
          </table:table-cell>
          <table:table-cell table:formula="of:=DEC2HEX([.C12]+2*[.C13]+2*2*[.C14]+2*2*2*[.C15]+2*2*2*2*[.C16]+2*2*2*2*2*[.C17]+2*2*2*2*2*2*[.C18];4)" office:value-type="string" office:string-value="0042">
            <text:p>0042</text:p>
          </table:table-cell>
          <table:table-cell table:formula="of:=DEC2HEX([.D12]+2*[.D13]+2*2*[.D14]+2*2*2*[.D15]+2*2*2*2*[.D16]+2*2*2*2*2*[.D17]+2*2*2*2*2*2*[.D18];4)" office:value-type="string" office:string-value="007F">
            <text:p>007F</text:p>
          </table:table-cell>
          <table:table-cell table:formula="of:=DEC2HEX([.E12]+2*[.E13]+2*2*[.E14]+2*2*2*[.E15]+2*2*2*2*[.E16]+2*2*2*2*2*[.E17]+2*2*2*2*2*2*[.E18];4)" office:value-type="string" office:string-value="0040">
            <text:p>0040</text:p>
          </table:table-cell>
          <table:table-cell table:formula="of:=DEC2HEX([.F12]+2*[.F13]+2*2*[.F14]+2*2*2*[.F15]+2*2*2*2*[.F16]+2*2*2*2*2*[.F17]+2*2*2*2*2*2*[.F18];4)" office:value-type="string" office:string-value="0000">
            <text:p>0000</text:p>
          </table:table-cell>
          <table:table-cell table:number-columns-repeated="2"/>
          <table:table-cell table:formula="of:=DEC2HEX([.I12]+2*[.I13]+2*2*[.I14]+2*2*2*[.I15]+2*2*2*2*[.I16]+2*2*2*2*2*[.I17]+2*2*2*2*2*2*[.I18];4)" office:value-type="string" office:string-value="001F">
            <text:p>001F</text:p>
          </table:table-cell>
          <table:table-cell table:formula="of:=DEC2HEX([.J12]+2*[.J13]+2*2*[.J14]+2*2*2*[.J15]+2*2*2*2*[.J16]+2*2*2*2*2*[.J17]+2*2*2*2*2*2*[.J18];4)" office:value-type="string" office:string-value="0015">
            <text:p>0015</text:p>
          </table:table-cell>
          <table:table-cell table:formula="of:=DEC2HEX([.K12]+2*[.K13]+2*2*[.K14]+2*2*2*[.K15]+2*2*2*2*[.K16]+2*2*2*2*2*[.K17]+2*2*2*2*2*2*[.K18];4)" office:value-type="string" office:string-value="0015">
            <text:p>0015</text:p>
          </table:table-cell>
          <table:table-cell table:formula="of:=DEC2HEX([.L12]+2*[.L13]+2*2*[.L14]+2*2*2*[.L15]+2*2*2*2*[.L16]+2*2*2*2*2*[.L17]+2*2*2*2*2*2*[.L18];4)" office:value-type="string" office:string-value="0015">
            <text:p>0015</text:p>
          </table:table-cell>
          <table:table-cell table:formula="of:=DEC2HEX([.M12]+2*[.M13]+2*2*[.M14]+2*2*2*[.M15]+2*2*2*2*[.M16]+2*2*2*2*2*[.M17]+2*2*2*2*2*2*[.M18];4)" office:value-type="string" office:string-value="0000">
            <text:p>0000</text:p>
          </table:table-cell>
          <table:table-cell table:number-columns-repeated="2"/>
          <table:table-cell table:formula="of:=DEC2HEX([.P12]+2*[.P13]+2*2*[.P14]+2*2*2*[.P15]+2*2*2*2*[.P16]+2*2*2*2*2*[.P17]+2*2*2*2*2*2*[.P18];4)" office:value-type="string" office:string-value="0055">
            <text:p>0055</text:p>
          </table:table-cell>
          <table:table-cell table:formula="of:=DEC2HEX([.Q12]+2*[.Q13]+2*2*[.Q14]+2*2*2*[.Q15]+2*2*2*2*[.Q16]+2*2*2*2*2*[.Q17]+2*2*2*2*2*2*[.Q18];4)" office:value-type="string" office:string-value="002A">
            <text:p>002A</text:p>
          </table:table-cell>
          <table:table-cell table:formula="of:=DEC2HEX([.R12]+2*[.R13]+2*2*[.R14]+2*2*2*[.R15]+2*2*2*2*[.R16]+2*2*2*2*2*[.R17]+2*2*2*2*2*2*[.R18];4)" office:value-type="string" office:string-value="0055">
            <text:p>0055</text:p>
          </table:table-cell>
          <table:table-cell table:formula="of:=DEC2HEX([.S12]+2*[.S13]+2*2*[.S14]+2*2*2*[.S15]+2*2*2*2*[.S16]+2*2*2*2*2*[.S17]+2*2*2*2*2*2*[.S18];4)" office:value-type="string" office:string-value="002A">
            <text:p>002A</text:p>
          </table:table-cell>
          <table:table-cell table:formula="of:=DEC2HEX([.T12]+2*[.T13]+2*2*[.T14]+2*2*2*[.T15]+2*2*2*2*[.T16]+2*2*2*2*2*[.T17]+2*2*2*2*2*2*[.T18];4)" office:value-type="string" office:string-value="0055">
            <text:p>005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22]+2*[.B23]+2*2*[.B24]+2*2*2*[.B25]+2*2*2*2*[.B26]+2*2*2*2*2*[.B27]+2*2*2*2*2*2*[.B28];4)" office:value-type="string" office:string-value="0000">
            <text:p>0000</text:p>
          </table:table-cell>
          <table:table-cell table:formula="of:=DEC2HEX([.C22]+2*[.C23]+2*2*[.C24]+2*2*2*[.C25]+2*2*2*2*[.C26]+2*2*2*2*2*[.C27]+2*2*2*2*2*2*[.C28];4)" office:value-type="string" office:string-value="0079">
            <text:p>0079</text:p>
          </table:table-cell>
          <table:table-cell table:formula="of:=DEC2HEX([.D22]+2*[.D23]+2*2*[.D24]+2*2*2*[.D25]+2*2*2*2*[.D26]+2*2*2*2*2*[.D27]+2*2*2*2*2*2*[.D28];4)" office:value-type="string" office:string-value="0049">
            <text:p>0049</text:p>
          </table:table-cell>
          <table:table-cell table:formula="of:=DEC2HEX([.E22]+2*[.E23]+2*2*[.E24]+2*2*2*[.E25]+2*2*2*2*[.E26]+2*2*2*2*2*[.E27]+2*2*2*2*2*2*[.E28];4)" office:value-type="string" office:string-value="004F">
            <text:p>004F</text:p>
          </table:table-cell>
          <table:table-cell table:formula="of:=DEC2HEX([.F22]+2*[.F23]+2*2*[.F24]+2*2*2*[.F25]+2*2*2*2*[.F26]+2*2*2*2*2*[.F27]+2*2*2*2*2*2*[.F28];4)" office:value-type="string" office:string-value="0000">
            <text:p>0000</text:p>
          </table:table-cell>
          <table:table-cell table:number-columns-repeated="2"/>
          <table:table-cell table:formula="of:=DEC2HEX([.I22]+2*[.I23]+2*2*[.I24]+2*2*2*[.I25]+2*2*2*2*[.I26]+2*2*2*2*2*[.I27]+2*2*2*2*2*2*[.I28];4)" office:value-type="string" office:string-value="001F">
            <text:p>001F</text:p>
          </table:table-cell>
          <table:table-cell table:formula="of:=DEC2HEX([.J22]+2*[.J23]+2*2*[.J24]+2*2*2*[.J25]+2*2*2*2*[.J26]+2*2*2*2*2*[.J27]+2*2*2*2*2*2*[.J28];4)" office:value-type="string" office:string-value="0010">
            <text:p>0010</text:p>
          </table:table-cell>
          <table:table-cell table:formula="of:=DEC2HEX([.K22]+2*[.K23]+2*2*[.K24]+2*2*2*[.K25]+2*2*2*2*[.K26]+2*2*2*2*2*[.K27]+2*2*2*2*2*2*[.K28];4)" office:value-type="string" office:string-value="0010">
            <text:p>0010</text:p>
          </table:table-cell>
          <table:table-cell table:formula="of:=DEC2HEX([.L22]+2*[.L23]+2*2*[.L24]+2*2*2*[.L25]+2*2*2*2*[.L26]+2*2*2*2*2*[.L27]+2*2*2*2*2*2*[.L28];4)" office:value-type="string" office:string-value="0010">
            <text:p>0010</text:p>
          </table:table-cell>
          <table:table-cell table:formula="of:=DEC2HEX([.M22]+2*[.M23]+2*2*[.M24]+2*2*2*[.M25]+2*2*2*2*[.M26]+2*2*2*2*2*[.M27]+2*2*2*2*2*2*[.M28];4)" office:value-type="string" office:string-value="0000">
            <text:p>0000</text:p>
          </table:table-cell>
          <table:table-cell table:number-columns-repeated="2"/>
          <table:table-cell table:formula="of:=DEC2HEX([.P22]+2*[.P23]+2*2*[.P24]+2*2*2*[.P25]+2*2*2*2*[.P26]+2*2*2*2*2*[.P27]+2*2*2*2*2*2*[.P28];4)" office:value-type="string" office:string-value="0008">
            <text:p>0008</text:p>
          </table:table-cell>
          <table:table-cell table:formula="of:=DEC2HEX([.Q22]+2*[.Q23]+2*2*[.Q24]+2*2*2*[.Q25]+2*2*2*2*[.Q26]+2*2*2*2*2*[.Q27]+2*2*2*2*2*2*[.Q28];4)" office:value-type="string" office:string-value="0008">
            <text:p>0008</text:p>
          </table:table-cell>
          <table:table-cell table:formula="of:=DEC2HEX([.R22]+2*[.R23]+2*2*[.R24]+2*2*2*[.R25]+2*2*2*2*[.R26]+2*2*2*2*2*[.R27]+2*2*2*2*2*2*[.R28];4)" office:value-type="string" office:string-value="003E">
            <text:p>003E</text:p>
          </table:table-cell>
          <table:table-cell table:formula="of:=DEC2HEX([.S22]+2*[.S23]+2*2*[.S24]+2*2*2*[.S25]+2*2*2*2*[.S26]+2*2*2*2*2*[.S27]+2*2*2*2*2*2*[.S28];4)" office:value-type="string" office:string-value="0008">
            <text:p>0008</text:p>
          </table:table-cell>
          <table:table-cell table:formula="of:=DEC2HEX([.T22]+2*[.T23]+2*2*[.T24]+2*2*2*[.T25]+2*2*2*2*[.T26]+2*2*2*2*2*[.T27]+2*2*2*2*2*2*[.T28];4)" office:value-type="string" office:string-value="0008">
            <text:p>000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32]+2*[.B33]+2*2*[.B34]+2*2*2*[.B35]+2*2*2*2*[.B36]+2*2*2*2*2*[.B37]+2*2*2*2*2*2*[.B38];4)" office:value-type="string" office:string-value="0000">
            <text:p>0000</text:p>
          </table:table-cell>
          <table:table-cell table:formula="of:=DEC2HEX([.C32]+2*[.C33]+2*2*[.C34]+2*2*2*[.C35]+2*2*2*2*[.C36]+2*2*2*2*2*[.C37]+2*2*2*2*2*2*[.C38];4)" office:value-type="string" office:string-value="0049">
            <text:p>0049</text:p>
          </table:table-cell>
          <table:table-cell table:formula="of:=DEC2HEX([.D32]+2*[.D33]+2*2*[.D34]+2*2*2*[.D35]+2*2*2*2*[.D36]+2*2*2*2*2*[.D37]+2*2*2*2*2*2*[.D38];4)" office:value-type="string" office:string-value="0049">
            <text:p>0049</text:p>
          </table:table-cell>
          <table:table-cell table:formula="of:=DEC2HEX([.E32]+2*[.E33]+2*2*[.E34]+2*2*2*[.E35]+2*2*2*2*[.E36]+2*2*2*2*2*[.E37]+2*2*2*2*2*2*[.E38];4)" office:value-type="string" office:string-value="007F">
            <text:p>007F</text:p>
          </table:table-cell>
          <table:table-cell table:formula="of:=DEC2HEX([.F32]+2*[.F33]+2*2*[.F34]+2*2*2*[.F35]+2*2*2*2*[.F36]+2*2*2*2*2*[.F37]+2*2*2*2*2*2*[.F38];4)" office:value-type="string" office:string-value="0000">
            <text:p>0000</text:p>
          </table:table-cell>
          <table:table-cell table:number-columns-repeated="2"/>
          <table:table-cell table:formula="of:=DEC2HEX([.I32]+2*[.I33]+2*2*[.I34]+2*2*2*[.I35]+2*2*2*2*[.I36]+2*2*2*2*2*[.I37]+2*2*2*2*2*2*[.I38];4)" office:value-type="string" office:string-value="001F">
            <text:p>001F</text:p>
          </table:table-cell>
          <table:table-cell table:formula="of:=DEC2HEX([.J32]+2*[.J33]+2*2*[.J34]+2*2*2*[.J35]+2*2*2*2*[.J36]+2*2*2*2*2*[.J37]+2*2*2*2*2*2*[.J38];4)" office:value-type="string" office:string-value="0010">
            <text:p>0010</text:p>
          </table:table-cell>
          <table:table-cell table:formula="of:=DEC2HEX([.K32]+2*[.K33]+2*2*[.K34]+2*2*2*[.K35]+2*2*2*2*[.K36]+2*2*2*2*2*[.K37]+2*2*2*2*2*2*[.K38];4)" office:value-type="string" office:string-value="0010">
            <text:p>0010</text:p>
          </table:table-cell>
          <table:table-cell table:formula="of:=DEC2HEX([.L32]+2*[.L33]+2*2*[.L34]+2*2*2*[.L35]+2*2*2*2*[.L36]+2*2*2*2*2*[.L37]+2*2*2*2*2*2*[.L38];4)" office:value-type="string" office:string-value="0010">
            <text:p>0010</text:p>
          </table:table-cell>
          <table:table-cell table:formula="of:=DEC2HEX([.M32]+2*[.M33]+2*2*[.M34]+2*2*2*[.M35]+2*2*2*2*[.M36]+2*2*2*2*2*[.M37]+2*2*2*2*2*2*[.M38];4)" office:value-type="string" office:string-value="0000">
            <text:p>0000</text:p>
          </table:table-cell>
          <table:table-cell table:number-columns-repeated="2"/>
          <table:table-cell table:formula="of:=DEC2HEX([.P32]+2*[.P33]+2*2*[.P34]+2*2*2*[.P35]+2*2*2*2*[.P36]+2*2*2*2*2*[.P37]+2*2*2*2*2*2*[.P38];4)" office:value-type="string" office:string-value="0022">
            <text:p>0022</text:p>
          </table:table-cell>
          <table:table-cell table:formula="of:=DEC2HEX([.Q32]+2*[.Q33]+2*2*[.Q34]+2*2*2*[.Q35]+2*2*2*2*[.Q36]+2*2*2*2*2*[.Q37]+2*2*2*2*2*2*[.Q38];4)" office:value-type="string" office:string-value="0014">
            <text:p>0014</text:p>
          </table:table-cell>
          <table:table-cell table:formula="of:=DEC2HEX([.R32]+2*[.R33]+2*2*[.R34]+2*2*2*[.R35]+2*2*2*2*[.R36]+2*2*2*2*2*[.R37]+2*2*2*2*2*2*[.R38];4)" office:value-type="string" office:string-value="0008">
            <text:p>0008</text:p>
          </table:table-cell>
          <table:table-cell table:formula="of:=DEC2HEX([.S32]+2*[.S33]+2*2*[.S34]+2*2*2*[.S35]+2*2*2*2*[.S36]+2*2*2*2*2*[.S37]+2*2*2*2*2*2*[.S38];4)" office:value-type="string" office:string-value="0014">
            <text:p>0014</text:p>
          </table:table-cell>
          <table:table-cell table:formula="of:=DEC2HEX([.T32]+2*[.T33]+2*2*[.T34]+2*2*2*[.T35]+2*2*2*2*[.T36]+2*2*2*2*2*[.T37]+2*2*2*2*2*2*[.T38];4)" office:value-type="string" office:string-value="0022">
            <text:p>002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42]+2*[.B43]+2*2*[.B44]+2*2*2*[.B45]+2*2*2*2*[.B46]+2*2*2*2*2*[.B47]+2*2*2*2*2*2*[.B48];4)" office:value-type="string" office:string-value="0000">
            <text:p>0000</text:p>
          </table:table-cell>
          <table:table-cell table:formula="of:=DEC2HEX([.C42]+2*[.C43]+2*2*[.C44]+2*2*2*[.C45]+2*2*2*2*[.C46]+2*2*2*2*2*[.C47]+2*2*2*2*2*2*[.C48];4)" office:value-type="string" office:string-value="000F">
            <text:p>000F</text:p>
          </table:table-cell>
          <table:table-cell table:formula="of:=DEC2HEX([.D42]+2*[.D43]+2*2*[.D44]+2*2*2*[.D45]+2*2*2*2*[.D46]+2*2*2*2*2*[.D47]+2*2*2*2*2*2*[.D48];4)" office:value-type="string" office:string-value="0008">
            <text:p>0008</text:p>
          </table:table-cell>
          <table:table-cell table:formula="of:=DEC2HEX([.E42]+2*[.E43]+2*2*[.E44]+2*2*2*[.E45]+2*2*2*2*[.E46]+2*2*2*2*2*[.E47]+2*2*2*2*2*2*[.E48];4)" office:value-type="string" office:string-value="007F">
            <text:p>007F</text:p>
          </table:table-cell>
          <table:table-cell table:formula="of:=DEC2HEX([.F42]+2*[.F43]+2*2*[.F44]+2*2*2*[.F45]+2*2*2*2*[.F46]+2*2*2*2*2*[.F47]+2*2*2*2*2*2*[.F48];4)" office:value-type="string" office:string-value="0000">
            <text:p>0000</text:p>
          </table:table-cell>
          <table:table-cell table:number-columns-repeated="2"/>
          <table:table-cell table:formula="of:=DEC2HEX([.I42]+2*[.I43]+2*2*[.I44]+2*2*2*[.I45]+2*2*2*2*[.I46]+2*2*2*2*2*[.I47]+2*2*2*2*2*2*[.I48];4)" office:value-type="string" office:string-value="001F">
            <text:p>001F</text:p>
          </table:table-cell>
          <table:table-cell table:formula="of:=DEC2HEX([.J42]+2*[.J43]+2*2*[.J44]+2*2*2*[.J45]+2*2*2*2*[.J46]+2*2*2*2*2*[.J47]+2*2*2*2*2*2*[.J48];4)" office:value-type="string" office:string-value="0011">
            <text:p>0011</text:p>
          </table:table-cell>
          <table:table-cell table:formula="of:=DEC2HEX([.K42]+2*[.K43]+2*2*[.K44]+2*2*2*[.K45]+2*2*2*2*[.K46]+2*2*2*2*2*[.K47]+2*2*2*2*2*2*[.K48];4)" office:value-type="string" office:string-value="0011">
            <text:p>0011</text:p>
          </table:table-cell>
          <table:table-cell table:formula="of:=DEC2HEX([.L42]+2*[.L43]+2*2*[.L44]+2*2*2*[.L45]+2*2*2*2*[.L46]+2*2*2*2*2*[.L47]+2*2*2*2*2*2*[.L48];4)" office:value-type="string" office:string-value="001F">
            <text:p>001F</text:p>
          </table:table-cell>
          <table:table-cell table:formula="of:=DEC2HEX([.M42]+2*[.M43]+2*2*[.M44]+2*2*2*[.M45]+2*2*2*2*[.M46]+2*2*2*2*2*[.M47]+2*2*2*2*2*2*[.M48];4)" office:value-type="string" office:string-value="0000">
            <text:p>0000</text:p>
          </table:table-cell>
          <table:table-cell table:number-columns-repeated="2"/>
          <table:table-cell table:formula="of:=DEC2HEX([.P42]+2*[.P43]+2*2*[.P44]+2*2*2*[.P45]+2*2*2*2*[.P46]+2*2*2*2*2*[.P47]+2*2*2*2*2*2*[.P48];4)" office:value-type="string" office:string-value="0007">
            <text:p>0007</text:p>
          </table:table-cell>
          <table:table-cell table:formula="of:=DEC2HEX([.Q42]+2*[.Q43]+2*2*[.Q44]+2*2*2*[.Q45]+2*2*2*2*[.Q46]+2*2*2*2*2*[.Q47]+2*2*2*2*2*2*[.Q48];4)" office:value-type="string" office:string-value="0005">
            <text:p>0005</text:p>
          </table:table-cell>
          <table:table-cell table:formula="of:=DEC2HEX([.R42]+2*[.R43]+2*2*[.R44]+2*2*2*[.R45]+2*2*2*2*[.R46]+2*2*2*2*2*[.R47]+2*2*2*2*2*2*[.R48];4)" office:value-type="string" office:string-value="0007">
            <text:p>0007</text:p>
          </table:table-cell>
          <table:table-cell table:formula="of:=DEC2HEX([.S42]+2*[.S43]+2*2*[.S44]+2*2*2*[.S45]+2*2*2*2*[.S46]+2*2*2*2*2*[.S47]+2*2*2*2*2*2*[.S48];4)" office:value-type="string" office:string-value="0000">
            <text:p>0000</text:p>
          </table:table-cell>
          <table:table-cell table:formula="of:=DEC2HEX([.T42]+2*[.T43]+2*2*[.T44]+2*2*2*[.T45]+2*2*2*2*[.T46]+2*2*2*2*2*[.T47]+2*2*2*2*2*2*[.T4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52]+2*[.B53]+2*2*[.B54]+2*2*2*[.B55]+2*2*2*2*[.B56]+2*2*2*2*2*[.B57]+2*2*2*2*2*2*[.B58];4)" office:value-type="string" office:string-value="0000">
            <text:p>0000</text:p>
          </table:table-cell>
          <table:table-cell table:formula="of:=DEC2HEX([.C52]+2*[.C53]+2*2*[.C54]+2*2*2*[.C55]+2*2*2*2*[.C56]+2*2*2*2*2*[.C57]+2*2*2*2*2*2*[.C58];4)" office:value-type="string" office:string-value="004F">
            <text:p>004F</text:p>
          </table:table-cell>
          <table:table-cell table:formula="of:=DEC2HEX([.D52]+2*[.D53]+2*2*[.D54]+2*2*2*[.D55]+2*2*2*2*[.D56]+2*2*2*2*2*[.D57]+2*2*2*2*2*2*[.D58];4)" office:value-type="string" office:string-value="004A">
            <text:p>004A</text:p>
          </table:table-cell>
          <table:table-cell table:formula="of:=DEC2HEX([.E52]+2*[.E53]+2*2*[.E54]+2*2*2*[.E55]+2*2*2*2*[.E56]+2*2*2*2*2*[.E57]+2*2*2*2*2*2*[.E58];4)" office:value-type="string" office:string-value="007A">
            <text:p>007A</text:p>
          </table:table-cell>
          <table:table-cell table:formula="of:=DEC2HEX([.F52]+2*[.F53]+2*2*[.F54]+2*2*2*[.F55]+2*2*2*2*[.F56]+2*2*2*2*2*[.F57]+2*2*2*2*2*2*[.F58];4)" office:value-type="string" office:string-value="0000">
            <text:p>0000</text:p>
          </table:table-cell>
          <table:table-cell table:number-columns-repeated="2"/>
          <table:table-cell table:formula="of:=DEC2HEX([.I52]+2*[.I53]+2*2*[.I54]+2*2*2*[.I55]+2*2*2*2*[.I56]+2*2*2*2*2*[.I57]+2*2*2*2*2*2*[.I58];4)" office:value-type="string" office:string-value="0000">
            <text:p>0000</text:p>
          </table:table-cell>
          <table:table-cell table:formula="of:=DEC2HEX([.J52]+2*[.J53]+2*2*[.J54]+2*2*2*[.J55]+2*2*2*2*[.J56]+2*2*2*2*2*[.J57]+2*2*2*2*2*2*[.J58];4)" office:value-type="string" office:string-value="0000">
            <text:p>0000</text:p>
          </table:table-cell>
          <table:table-cell table:formula="of:=DEC2HEX([.K52]+2*[.K53]+2*2*[.K54]+2*2*2*[.K55]+2*2*2*2*[.K56]+2*2*2*2*2*[.K57]+2*2*2*2*2*2*[.K58];4)" office:value-type="string" office:string-value="0010">
            <text:p>0010</text:p>
          </table:table-cell>
          <table:table-cell table:formula="of:=DEC2HEX([.L52]+2*[.L53]+2*2*[.L54]+2*2*2*[.L55]+2*2*2*2*[.L56]+2*2*2*2*2*[.L57]+2*2*2*2*2*2*[.L58];4)" office:value-type="string" office:string-value="0030">
            <text:p>0030</text:p>
          </table:table-cell>
          <table:table-cell table:formula="of:=DEC2HEX([.M52]+2*[.M53]+2*2*[.M54]+2*2*2*[.M55]+2*2*2*2*[.M56]+2*2*2*2*2*[.M57]+2*2*2*2*2*2*[.M58];4)" office:value-type="string" office:string-value="0000">
            <text:p>0000</text:p>
          </table:table-cell>
          <table:table-cell table:number-columns-repeated="2"/>
          <table:table-cell table:formula="of:=DEC2HEX([.P52]+2*[.P53]+2*2*[.P54]+2*2*2*[.P55]+2*2*2*2*[.P56]+2*2*2*2*2*[.P57]+2*2*2*2*2*2*[.P58];4)" office:value-type="string" office:string-value="0000">
            <text:p>0000</text:p>
          </table:table-cell>
          <table:table-cell table:formula="of:=DEC2HEX([.Q52]+2*[.Q53]+2*2*[.Q54]+2*2*2*[.Q55]+2*2*2*2*[.Q56]+2*2*2*2*2*[.Q57]+2*2*2*2*2*2*[.Q58];4)" office:value-type="string" office:string-value="0000">
            <text:p>0000</text:p>
          </table:table-cell>
          <table:table-cell table:formula="of:=DEC2HEX([.R52]+2*[.R53]+2*2*[.R54]+2*2*2*[.R55]+2*2*2*2*[.R56]+2*2*2*2*2*[.R57]+2*2*2*2*2*2*[.R58];4)" office:value-type="string" office:string-value="0010">
            <text:p>0010</text:p>
          </table:table-cell>
          <table:table-cell table:formula="of:=DEC2HEX([.S52]+2*[.S53]+2*2*[.S54]+2*2*2*[.S55]+2*2*2*2*[.S56]+2*2*2*2*2*[.S57]+2*2*2*2*2*2*[.S58];4)" office:value-type="string" office:string-value="0030">
            <text:p>0030</text:p>
          </table:table-cell>
          <table:table-cell table:formula="of:=DEC2HEX([.T52]+2*[.T53]+2*2*[.T54]+2*2*2*[.T55]+2*2*2*2*[.T56]+2*2*2*2*2*[.T57]+2*2*2*2*2*2*[.T5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62]+2*[.B63]+2*2*[.B64]+2*2*2*[.B65]+2*2*2*2*[.B66]+2*2*2*2*2*[.B67]+2*2*2*2*2*2*[.B68];4)" office:value-type="string" office:string-value="0000">
            <text:p>0000</text:p>
          </table:table-cell>
          <table:table-cell table:formula="of:=DEC2HEX([.C62]+2*[.C63]+2*2*[.C64]+2*2*2*[.C65]+2*2*2*2*[.C66]+2*2*2*2*2*[.C67]+2*2*2*2*2*2*[.C68];4)" office:value-type="string" office:string-value="007F">
            <text:p>007F</text:p>
          </table:table-cell>
          <table:table-cell table:formula="of:=DEC2HEX([.D62]+2*[.D63]+2*2*[.D64]+2*2*2*[.D65]+2*2*2*2*[.D66]+2*2*2*2*2*[.D67]+2*2*2*2*2*2*[.D68];4)" office:value-type="string" office:string-value="0049">
            <text:p>0049</text:p>
          </table:table-cell>
          <table:table-cell table:formula="of:=DEC2HEX([.E62]+2*[.E63]+2*2*[.E64]+2*2*2*[.E65]+2*2*2*2*[.E66]+2*2*2*2*2*[.E67]+2*2*2*2*2*2*[.E68];4)" office:value-type="string" office:string-value="0079">
            <text:p>0079</text:p>
          </table:table-cell>
          <table:table-cell table:formula="of:=DEC2HEX([.F62]+2*[.F63]+2*2*[.F64]+2*2*2*[.F65]+2*2*2*2*[.F66]+2*2*2*2*2*[.F67]+2*2*2*2*2*2*[.F68];4)" office:value-type="string" office:string-value="0000">
            <text:p>0000</text:p>
          </table:table-cell>
          <table:table-cell table:number-columns-repeated="2"/>
          <table:table-cell table:formula="of:=DEC2HEX([.I62]+2*[.I63]+2*2*[.I64]+2*2*2*[.I65]+2*2*2*2*[.I66]+2*2*2*2*2*[.I67]+2*2*2*2*2*2*[.I68];4)" office:value-type="string" office:string-value="000F">
            <text:p>000F</text:p>
          </table:table-cell>
          <table:table-cell table:formula="of:=DEC2HEX([.J62]+2*[.J63]+2*2*[.J64]+2*2*2*[.J65]+2*2*2*2*[.J66]+2*2*2*2*2*[.J67]+2*2*2*2*2*2*[.J68];4)" office:value-type="string" office:string-value="0018">
            <text:p>0018</text:p>
          </table:table-cell>
          <table:table-cell table:formula="of:=DEC2HEX([.K62]+2*[.K63]+2*2*[.K64]+2*2*2*[.K65]+2*2*2*2*[.K66]+2*2*2*2*2*[.K67]+2*2*2*2*2*2*[.K68];4)" office:value-type="string" office:string-value="000C">
            <text:p>000C</text:p>
          </table:table-cell>
          <table:table-cell table:formula="of:=DEC2HEX([.L62]+2*[.L63]+2*2*[.L64]+2*2*2*[.L65]+2*2*2*2*[.L66]+2*2*2*2*2*[.L67]+2*2*2*2*2*2*[.L68];4)" office:value-type="string" office:string-value="0018">
            <text:p>0018</text:p>
          </table:table-cell>
          <table:table-cell table:formula="of:=DEC2HEX([.M62]+2*[.M63]+2*2*[.M64]+2*2*2*[.M65]+2*2*2*2*[.M66]+2*2*2*2*2*[.M67]+2*2*2*2*2*2*[.M68];4)" office:value-type="string" office:string-value="000F">
            <text:p>000F</text:p>
          </table:table-cell>
          <table:table-cell table:number-columns-repeated="2"/>
          <table:table-cell table:formula="of:=DEC2HEX([.P62]+2*[.P63]+2*2*[.P64]+2*2*2*[.P65]+2*2*2*2*[.P66]+2*2*2*2*2*[.P67]+2*2*2*2*2*2*[.P68];4)" office:value-type="string" office:string-value="000F">
            <text:p>000F</text:p>
          </table:table-cell>
          <table:table-cell table:formula="of:=DEC2HEX([.Q62]+2*[.Q63]+2*2*[.Q64]+2*2*2*[.Q65]+2*2*2*2*[.Q66]+2*2*2*2*2*[.Q67]+2*2*2*2*2*2*[.Q68];4)" office:value-type="string" office:string-value="0018">
            <text:p>0018</text:p>
          </table:table-cell>
          <table:table-cell table:formula="of:=DEC2HEX([.R62]+2*[.R63]+2*2*[.R64]+2*2*2*[.R65]+2*2*2*2*[.R66]+2*2*2*2*2*[.R67]+2*2*2*2*2*2*[.R68];4)" office:value-type="string" office:string-value="000C">
            <text:p>000C</text:p>
          </table:table-cell>
          <table:table-cell table:formula="of:=DEC2HEX([.S62]+2*[.S63]+2*2*[.S64]+2*2*2*[.S65]+2*2*2*2*[.S66]+2*2*2*2*2*[.S67]+2*2*2*2*2*2*[.S68];4)" office:value-type="string" office:string-value="0018">
            <text:p>0018</text:p>
          </table:table-cell>
          <table:table-cell table:formula="of:=DEC2HEX([.T62]+2*[.T63]+2*2*[.T64]+2*2*2*[.T65]+2*2*2*2*[.T66]+2*2*2*2*2*[.T67]+2*2*2*2*2*2*[.T68];4)" office:value-type="string" office:string-value="000F">
            <text:p>000F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72]+2*[.B73]+2*2*[.B74]+2*2*2*[.B75]+2*2*2*2*[.B76]+2*2*2*2*2*[.B77]+2*2*2*2*2*2*[.B78];4)" office:value-type="string" office:string-value="0000">
            <text:p>0000</text:p>
          </table:table-cell>
          <table:table-cell table:formula="of:=DEC2HEX([.C72]+2*[.C73]+2*2*[.C74]+2*2*2*[.C75]+2*2*2*2*[.C76]+2*2*2*2*2*[.C77]+2*2*2*2*2*2*[.C78];4)" office:value-type="string" office:string-value="0003">
            <text:p>0003</text:p>
          </table:table-cell>
          <table:table-cell table:formula="of:=DEC2HEX([.D72]+2*[.D73]+2*2*[.D74]+2*2*2*[.D75]+2*2*2*2*[.D76]+2*2*2*2*2*[.D77]+2*2*2*2*2*2*[.D78];4)" office:value-type="string" office:string-value="0071">
            <text:p>0071</text:p>
          </table:table-cell>
          <table:table-cell table:formula="of:=DEC2HEX([.E72]+2*[.E73]+2*2*[.E74]+2*2*2*[.E75]+2*2*2*2*[.E76]+2*2*2*2*2*[.E77]+2*2*2*2*2*2*[.E78];4)" office:value-type="string" office:string-value="000F">
            <text:p>000F</text:p>
          </table:table-cell>
          <table:table-cell table:formula="of:=DEC2HEX([.F72]+2*[.F73]+2*2*[.F74]+2*2*2*[.F75]+2*2*2*2*[.F76]+2*2*2*2*2*[.F77]+2*2*2*2*2*2*[.F78];4)" office:value-type="string" office:string-value="0000">
            <text:p>0000</text:p>
          </table:table-cell>
          <table:table-cell table:number-columns-repeated="2"/>
          <table:table-cell table:formula="of:=DEC2HEX([.I72]+2*[.I73]+2*2*[.I74]+2*2*2*[.I75]+2*2*2*2*[.I76]+2*2*2*2*2*[.I77]+2*2*2*2*2*2*[.I78];4)" office:value-type="string" office:string-value="001F">
            <text:p>001F</text:p>
          </table:table-cell>
          <table:table-cell table:formula="of:=DEC2HEX([.J72]+2*[.J73]+2*2*[.J74]+2*2*2*[.J75]+2*2*2*2*[.J76]+2*2*2*2*2*[.J77]+2*2*2*2*2*2*[.J78];4)" office:value-type="string" office:string-value="0011">
            <text:p>0011</text:p>
          </table:table-cell>
          <table:table-cell table:formula="of:=DEC2HEX([.K72]+2*[.K73]+2*2*[.K74]+2*2*2*[.K75]+2*2*2*2*[.K76]+2*2*2*2*2*[.K77]+2*2*2*2*2*2*[.K78];4)" office:value-type="string" office:string-value="0011">
            <text:p>0011</text:p>
          </table:table-cell>
          <table:table-cell table:formula="of:=DEC2HEX([.L72]+2*[.L73]+2*2*[.L74]+2*2*2*[.L75]+2*2*2*2*[.L76]+2*2*2*2*2*[.L77]+2*2*2*2*2*2*[.L78];4)" office:value-type="string" office:string-value="001F">
            <text:p>001F</text:p>
          </table:table-cell>
          <table:table-cell table:formula="of:=DEC2HEX([.M72]+2*[.M73]+2*2*[.M74]+2*2*2*[.M75]+2*2*2*2*[.M76]+2*2*2*2*2*[.M77]+2*2*2*2*2*2*[.M78];4)" office:value-type="string" office:string-value="0000">
            <text:p>0000</text:p>
          </table:table-cell>
          <table:table-cell table:number-columns-repeated="2"/>
          <table:table-cell table:formula="of:=DEC2HEX([.P72]+2*[.P73]+2*2*[.P74]+2*2*2*[.P75]+2*2*2*2*[.P76]+2*2*2*2*2*[.P77]+2*2*2*2*2*2*[.P78];4)" office:value-type="string" office:string-value="001F">
            <text:p>001F</text:p>
          </table:table-cell>
          <table:table-cell table:formula="of:=DEC2HEX([.Q72]+2*[.Q73]+2*2*[.Q74]+2*2*2*[.Q75]+2*2*2*2*[.Q76]+2*2*2*2*2*[.Q77]+2*2*2*2*2*2*[.Q78];4)" office:value-type="string" office:string-value="0011">
            <text:p>0011</text:p>
          </table:table-cell>
          <table:table-cell table:formula="of:=DEC2HEX([.R72]+2*[.R73]+2*2*[.R74]+2*2*2*[.R75]+2*2*2*2*[.R76]+2*2*2*2*2*[.R77]+2*2*2*2*2*2*[.R78];4)" office:value-type="string" office:string-value="0011">
            <text:p>0011</text:p>
          </table:table-cell>
          <table:table-cell table:formula="of:=DEC2HEX([.S72]+2*[.S73]+2*2*[.S74]+2*2*2*[.S75]+2*2*2*2*[.S76]+2*2*2*2*2*[.S77]+2*2*2*2*2*2*[.S78];4)" office:value-type="string" office:string-value="001F">
            <text:p>001F</text:p>
          </table:table-cell>
          <table:table-cell table:formula="of:=DEC2HEX([.T72]+2*[.T73]+2*2*[.T74]+2*2*2*[.T75]+2*2*2*2*[.T76]+2*2*2*2*2*[.T77]+2*2*2*2*2*2*[.T7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82]+2*[.B83]+2*2*[.B84]+2*2*2*[.B85]+2*2*2*2*[.B86]+2*2*2*2*2*[.B87]+2*2*2*2*2*2*[.B88];4)" office:value-type="string" office:string-value="0000">
            <text:p>0000</text:p>
          </table:table-cell>
          <table:table-cell table:formula="of:=DEC2HEX([.C82]+2*[.C83]+2*2*[.C84]+2*2*2*[.C85]+2*2*2*2*[.C86]+2*2*2*2*2*[.C87]+2*2*2*2*2*2*[.C88];4)" office:value-type="string" office:string-value="007F">
            <text:p>007F</text:p>
          </table:table-cell>
          <table:table-cell table:formula="of:=DEC2HEX([.D82]+2*[.D83]+2*2*[.D84]+2*2*2*[.D85]+2*2*2*2*[.D86]+2*2*2*2*2*[.D87]+2*2*2*2*2*2*[.D88];4)" office:value-type="string" office:string-value="0049">
            <text:p>0049</text:p>
          </table:table-cell>
          <table:table-cell table:formula="of:=DEC2HEX([.E82]+2*[.E83]+2*2*[.E84]+2*2*2*[.E85]+2*2*2*2*[.E86]+2*2*2*2*2*[.E87]+2*2*2*2*2*2*[.E88];4)" office:value-type="string" office:string-value="007F">
            <text:p>007F</text:p>
          </table:table-cell>
          <table:table-cell table:formula="of:=DEC2HEX([.F82]+2*[.F83]+2*2*[.F84]+2*2*2*[.F85]+2*2*2*2*[.F86]+2*2*2*2*2*[.F87]+2*2*2*2*2*2*[.F88];4)" office:value-type="string" office:string-value="0000">
            <text:p>0000</text:p>
          </table:table-cell>
          <table:table-cell table:number-columns-repeated="2"/>
          <table:table-cell table:formula="of:=DEC2HEX([.I82]+2*[.I83]+2*2*[.I84]+2*2*2*[.I85]+2*2*2*2*[.I86]+2*2*2*2*2*[.I87]+2*2*2*2*2*2*[.I88];4)" office:value-type="string" office:string-value="001F">
            <text:p>001F</text:p>
          </table:table-cell>
          <table:table-cell table:formula="of:=DEC2HEX([.J82]+2*[.J83]+2*2*[.J84]+2*2*2*[.J85]+2*2*2*2*[.J86]+2*2*2*2*2*[.J87]+2*2*2*2*2*2*[.J88];4)" office:value-type="string" office:string-value="0005">
            <text:p>0005</text:p>
          </table:table-cell>
          <table:table-cell table:formula="of:=DEC2HEX([.K82]+2*[.K83]+2*2*[.K84]+2*2*2*[.K85]+2*2*2*2*[.K86]+2*2*2*2*2*[.K87]+2*2*2*2*2*2*[.K88];4)" office:value-type="string" office:string-value="000D">
            <text:p>000D</text:p>
          </table:table-cell>
          <table:table-cell table:formula="of:=DEC2HEX([.L82]+2*[.L83]+2*2*[.L84]+2*2*2*[.L85]+2*2*2*2*[.L86]+2*2*2*2*2*[.L87]+2*2*2*2*2*2*[.L88];4)" office:value-type="string" office:string-value="0013">
            <text:p>0013</text:p>
          </table:table-cell>
          <table:table-cell table:formula="of:=DEC2HEX([.M82]+2*[.M83]+2*2*[.M84]+2*2*2*[.M85]+2*2*2*2*[.M86]+2*2*2*2*2*[.M87]+2*2*2*2*2*2*[.M88];4)" office:value-type="string" office:string-value="0000">
            <text:p>0000</text:p>
          </table:table-cell>
          <table:table-cell table:number-columns-repeated="2"/>
          <table:table-cell table:formula="of:=DEC2HEX([.P82]+2*[.P83]+2*2*[.P84]+2*2*2*[.P85]+2*2*2*2*[.P86]+2*2*2*2*2*[.P87]+2*2*2*2*2*2*[.P88];4)" office:value-type="string" office:string-value="001F">
            <text:p>001F</text:p>
          </table:table-cell>
          <table:table-cell table:formula="of:=DEC2HEX([.Q82]+2*[.Q83]+2*2*[.Q84]+2*2*2*[.Q85]+2*2*2*2*[.Q86]+2*2*2*2*2*[.Q87]+2*2*2*2*2*2*[.Q88];4)" office:value-type="string" office:string-value="0005">
            <text:p>0005</text:p>
          </table:table-cell>
          <table:table-cell table:formula="of:=DEC2HEX([.R82]+2*[.R83]+2*2*[.R84]+2*2*2*[.R85]+2*2*2*2*[.R86]+2*2*2*2*2*[.R87]+2*2*2*2*2*2*[.R88];4)" office:value-type="string" office:string-value="000D">
            <text:p>000D</text:p>
          </table:table-cell>
          <table:table-cell table:formula="of:=DEC2HEX([.S82]+2*[.S83]+2*2*[.S84]+2*2*2*[.S85]+2*2*2*2*[.S86]+2*2*2*2*2*[.S87]+2*2*2*2*2*2*[.S88];4)" office:value-type="string" office:string-value="0013">
            <text:p>0013</text:p>
          </table:table-cell>
          <table:table-cell table:formula="of:=DEC2HEX([.T82]+2*[.T83]+2*2*[.T84]+2*2*2*[.T85]+2*2*2*2*[.T86]+2*2*2*2*2*[.T87]+2*2*2*2*2*2*[.T8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/>
          <table:table-cell table:formula="of:=DEC2HEX([.B92]+2*[.B93]+2*2*[.B94]+2*2*2*[.B95]+2*2*2*2*[.B96]+2*2*2*2*2*[.B97]+2*2*2*2*2*2*[.B98];4)" office:value-type="string" office:string-value="0000">
            <text:p>0000</text:p>
          </table:table-cell>
          <table:table-cell table:formula="of:=DEC2HEX([.C92]+2*[.C93]+2*2*[.C94]+2*2*2*[.C95]+2*2*2*2*[.C96]+2*2*2*2*2*[.C97]+2*2*2*2*2*2*[.C98];4)" office:value-type="string" office:string-value="004F">
            <text:p>004F</text:p>
          </table:table-cell>
          <table:table-cell table:formula="of:=DEC2HEX([.D92]+2*[.D93]+2*2*[.D94]+2*2*2*[.D95]+2*2*2*2*[.D96]+2*2*2*2*2*[.D97]+2*2*2*2*2*2*[.D98];4)" office:value-type="string" office:string-value="0049">
            <text:p>0049</text:p>
          </table:table-cell>
          <table:table-cell table:formula="of:=DEC2HEX([.E92]+2*[.E93]+2*2*[.E94]+2*2*2*[.E95]+2*2*2*2*[.E96]+2*2*2*2*2*[.E97]+2*2*2*2*2*2*[.E98];4)" office:value-type="string" office:string-value="007F">
            <text:p>007F</text:p>
          </table:table-cell>
          <table:table-cell table:formula="of:=DEC2HEX([.F92]+2*[.F93]+2*2*[.F94]+2*2*2*[.F95]+2*2*2*2*[.F96]+2*2*2*2*2*[.F97]+2*2*2*2*2*2*[.F98];4)" office:value-type="string" office:string-value="0000">
            <text:p>0000</text:p>
          </table:table-cell>
          <table:table-cell table:number-columns-repeated="2"/>
          <table:table-cell table:formula="of:=DEC2HEX([.I92]+2*[.I93]+2*2*[.I94]+2*2*2*[.I95]+2*2*2*2*[.I96]+2*2*2*2*2*[.I97]+2*2*2*2*2*2*[.I98];4)" office:value-type="string" office:string-value="001F">
            <text:p>001F</text:p>
          </table:table-cell>
          <table:table-cell table:formula="of:=DEC2HEX([.J92]+2*[.J93]+2*2*[.J94]+2*2*2*[.J95]+2*2*2*2*[.J96]+2*2*2*2*2*[.J97]+2*2*2*2*2*2*[.J98];4)" office:value-type="string" office:string-value="0010">
            <text:p>0010</text:p>
          </table:table-cell>
          <table:table-cell table:formula="of:=DEC2HEX([.K92]+2*[.K93]+2*2*[.K94]+2*2*2*[.K95]+2*2*2*2*[.K96]+2*2*2*2*2*[.K97]+2*2*2*2*2*2*[.K98];4)" office:value-type="string" office:string-value="0010">
            <text:p>0010</text:p>
          </table:table-cell>
          <table:table-cell table:formula="of:=DEC2HEX([.L92]+2*[.L93]+2*2*[.L94]+2*2*2*[.L95]+2*2*2*2*[.L96]+2*2*2*2*2*[.L97]+2*2*2*2*2*2*[.L98];4)" office:value-type="string" office:string-value="0010">
            <text:p>0010</text:p>
          </table:table-cell>
          <table:table-cell table:formula="of:=DEC2HEX([.M92]+2*[.M93]+2*2*[.M94]+2*2*2*[.M95]+2*2*2*2*[.M96]+2*2*2*2*2*[.M97]+2*2*2*2*2*2*[.M98];4)" office:value-type="string" office:string-value="0000">
            <text:p>0000</text:p>
          </table:table-cell>
          <table:table-cell table:number-columns-repeated="2"/>
          <table:table-cell table:formula="of:=DEC2HEX([.P92]+2*[.P93]+2*2*[.P94]+2*2*2*[.P95]+2*2*2*2*[.P96]+2*2*2*2*2*[.P97]+2*2*2*2*2*2*[.P98];4)" office:value-type="string" office:string-value="001F">
            <text:p>001F</text:p>
          </table:table-cell>
          <table:table-cell table:formula="of:=DEC2HEX([.Q92]+2*[.Q93]+2*2*[.Q94]+2*2*2*[.Q95]+2*2*2*2*[.Q96]+2*2*2*2*2*[.Q97]+2*2*2*2*2*2*[.Q98];4)" office:value-type="string" office:string-value="0010">
            <text:p>0010</text:p>
          </table:table-cell>
          <table:table-cell table:formula="of:=DEC2HEX([.R92]+2*[.R93]+2*2*[.R94]+2*2*2*[.R95]+2*2*2*2*[.R96]+2*2*2*2*2*[.R97]+2*2*2*2*2*2*[.R98];4)" office:value-type="string" office:string-value="0010">
            <text:p>0010</text:p>
          </table:table-cell>
          <table:table-cell table:formula="of:=DEC2HEX([.S92]+2*[.S93]+2*2*[.S94]+2*2*2*[.S95]+2*2*2*2*[.S96]+2*2*2*2*2*[.S97]+2*2*2*2*2*2*[.S98];4)" office:value-type="string" office:string-value="0010">
            <text:p>0010</text:p>
          </table:table-cell>
          <table:table-cell table:formula="of:=DEC2HEX([.T92]+2*[.T93]+2*2*[.T94]+2*2*2*[.T95]+2*2*2*2*[.T96]+2*2*2*2*2*[.T97]+2*2*2*2*2*2*[.T9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number-columns-repeated="7"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formula="of:=DEC2HEX([.I102]+2*[.I103]+2*2*[.I104]+2*2*2*[.I105]+2*2*2*2*[.I106]+2*2*2*2*2*[.I107]+2*2*2*2*2*2*[.I108];4)" office:value-type="string" office:string-value="001F">
            <text:p>001F</text:p>
          </table:table-cell>
          <table:table-cell table:formula="of:=DEC2HEX([.J102]+2*[.J103]+2*2*[.J104]+2*2*2*[.J105]+2*2*2*2*[.J106]+2*2*2*2*2*[.J107]+2*2*2*2*2*2*[.J108];4)" office:value-type="string" office:string-value="0011">
            <text:p>0011</text:p>
          </table:table-cell>
          <table:table-cell table:formula="of:=DEC2HEX([.K102]+2*[.K103]+2*2*[.K104]+2*2*2*[.K105]+2*2*2*2*[.K106]+2*2*2*2*2*[.K107]+2*2*2*2*2*2*[.K108];4)" office:value-type="string" office:string-value="0011">
            <text:p>0011</text:p>
          </table:table-cell>
          <table:table-cell table:formula="of:=DEC2HEX([.L102]+2*[.L103]+2*2*[.L104]+2*2*2*[.L105]+2*2*2*2*[.L106]+2*2*2*2*2*[.L107]+2*2*2*2*2*2*[.L108];4)" office:value-type="string" office:string-value="000E">
            <text:p>000E</text:p>
          </table:table-cell>
          <table:table-cell table:formula="of:=DEC2HEX([.M102]+2*[.M103]+2*2*[.M104]+2*2*2*[.M105]+2*2*2*2*[.M106]+2*2*2*2*2*[.M107]+2*2*2*2*2*2*[.M108];4)" office:value-type="string" office:string-value="0000">
            <text:p>0000</text:p>
          </table:table-cell>
          <table:table-cell table:number-columns-repeated="2"/>
          <table:table-cell table:formula="of:=DEC2HEX([.P102]+2*[.P103]+2*2*[.P104]+2*2*2*[.P105]+2*2*2*2*[.P106]+2*2*2*2*2*[.P107]+2*2*2*2*2*2*[.P108];4)" office:value-type="string" office:string-value="001F">
            <text:p>001F</text:p>
          </table:table-cell>
          <table:table-cell table:formula="of:=DEC2HEX([.Q102]+2*[.Q103]+2*2*[.Q104]+2*2*2*[.Q105]+2*2*2*2*[.Q106]+2*2*2*2*2*[.Q107]+2*2*2*2*2*2*[.Q108];4)" office:value-type="string" office:string-value="0011">
            <text:p>0011</text:p>
          </table:table-cell>
          <table:table-cell table:formula="of:=DEC2HEX([.R102]+2*[.R103]+2*2*[.R104]+2*2*2*[.R105]+2*2*2*2*[.R106]+2*2*2*2*2*[.R107]+2*2*2*2*2*2*[.R108];4)" office:value-type="string" office:string-value="0011">
            <text:p>0011</text:p>
          </table:table-cell>
          <table:table-cell table:formula="of:=DEC2HEX([.S102]+2*[.S103]+2*2*[.S104]+2*2*2*[.S105]+2*2*2*2*[.S106]+2*2*2*2*2*[.S107]+2*2*2*2*2*2*[.S108];4)" office:value-type="string" office:string-value="000E">
            <text:p>000E</text:p>
          </table:table-cell>
          <table:table-cell table:formula="of:=DEC2HEX([.T102]+2*[.T103]+2*2*[.T104]+2*2*2*[.T105]+2*2*2*2*[.T106]+2*2*2*2*2*[.T107]+2*2*2*2*2*2*[.T108];4)" office:value-type="string" office:string-value="0000">
            <text:p>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number-columns-repeated="7"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formula="of:=DEC2HEX([.I112]+2*[.I113]+2*2*[.I114]+2*2*2*[.I115]+2*2*2*2*[.I116]+2*2*2*2*2*[.I117]+2*2*2*2*2*2*[.I118];4)" office:value-type="string" office:string-value="0000">
            <text:p>0000</text:p>
          </table:table-cell>
          <table:table-cell table:formula="of:=DEC2HEX([.J112]+2*[.J113]+2*2*[.J114]+2*2*2*[.J115]+2*2*2*2*[.J116]+2*2*2*2*2*[.J117]+2*2*2*2*2*2*[.J118];4)" office:value-type="string" office:string-value="0017">
            <text:p>0017</text:p>
          </table:table-cell>
          <table:table-cell table:formula="of:=DEC2HEX([.K112]+2*[.K113]+2*2*[.K114]+2*2*2*[.K115]+2*2*2*2*[.K116]+2*2*2*2*2*[.K117]+2*2*2*2*2*2*[.K118];4)" office:value-type="string" office:string-value="0000">
            <text:p>0000</text:p>
          </table:table-cell>
          <table:table-cell table:formula="of:=DEC2HEX([.L112]+2*[.L113]+2*2*[.L114]+2*2*2*[.L115]+2*2*2*2*[.L116]+2*2*2*2*2*[.L117]+2*2*2*2*2*2*[.L118];4)" office:value-type="string" office:string-value="0017">
            <text:p>0017</text:p>
          </table:table-cell>
          <table:table-cell table:formula="of:=DEC2HEX([.M112]+2*[.M113]+2*2*[.M114]+2*2*2*[.M115]+2*2*2*2*[.M116]+2*2*2*2*2*[.M117]+2*2*2*2*2*2*[.M118];4)" office:value-type="string" office:string-value="0000">
            <text:p>0000</text:p>
          </table:table-cell>
          <table:table-cell table:number-columns-repeated="2"/>
          <table:table-cell table:formula="of:=DEC2HEX([.P112]+2*[.P113]+2*2*[.P114]+2*2*2*[.P115]+2*2*2*2*[.P116]+2*2*2*2*2*[.P117]+2*2*2*2*2*2*[.P118];4)" office:value-type="string" office:string-value="0000">
            <text:p>0000</text:p>
          </table:table-cell>
          <table:table-cell table:formula="of:=DEC2HEX([.Q112]+2*[.Q113]+2*2*[.Q114]+2*2*2*[.Q115]+2*2*2*2*[.Q116]+2*2*2*2*2*[.Q117]+2*2*2*2*2*2*[.Q118];4)" office:value-type="string" office:string-value="0017">
            <text:p>0017</text:p>
          </table:table-cell>
          <table:table-cell table:formula="of:=DEC2HEX([.R112]+2*[.R113]+2*2*[.R114]+2*2*2*[.R115]+2*2*2*2*[.R116]+2*2*2*2*2*[.R117]+2*2*2*2*2*2*[.R118];4)" office:value-type="string" office:string-value="0000">
            <text:p>0000</text:p>
          </table:table-cell>
          <table:table-cell table:formula="of:=DEC2HEX([.S112]+2*[.S113]+2*2*[.S114]+2*2*2*[.S115]+2*2*2*2*[.S116]+2*2*2*2*2*[.S117]+2*2*2*2*2*2*[.S118];4)" office:value-type="string" office:string-value="0017">
            <text:p>0017</text:p>
          </table:table-cell>
          <table:table-cell table:formula="of:=DEC2HEX([.T112]+2*[.T113]+2*2*[.T114]+2*2*2*[.T115]+2*2*2*2*[.T116]+2*2*2*2*2*[.T117]+2*2*2*2*2*2*[.T118];4)" office:value-type="string" office:string-value="0000">
            <text:p>0000</text:p>
          </table:table-cell>
        </table:table-row>
        <table:table-row table:style-name="ro1" table:number-rows-repeated="6541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2011/05/09</text:date>, <text:time>23:0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竹信 宏一</meta:initial-creator>
    <meta:creation-date>2011-05-08T23:12:14</meta:creation-date>
    <dc:date>2011-05-09T23:05:16</dc:date>
    <dc:creator>竹信 宏一</dc:creator>
    <meta:editing-duration>PT00H49M07S</meta:editing-duration>
    <meta:editing-cycles>3</meta:editing-cycles>
    <meta:generator>OpenOffice.org/3.2$Unix OpenOffice.org_project/320m12$Build-9483</meta:generator>
    <meta:document-statistic meta:table-count="3" meta:cell-count="1768" meta:object-count="0"/>
  </office:meta>
</office:document-meta>
</file>